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font-face-decls>
    <style:font-face style:name="Arial" svg:font-family="Arial" style:font-family-generic="swiss" style:font-pitch="variable"/>
  </office:font-face-decls>
  <office:automatic-styles>
    <style:style style:name="b" style:family="text" style:parent-style-name="Standard" style:display-name="b">
      <style:text-properties fo:font-weight="bold"/>
    </style:style>
    <style:style style:name="r" style:family="text" style:parent-style-name="Standard" style:display-name="r">
      <style:text-properties fo:font-weight="bold" fo:color="#FF0000"/>
    </style:style>
    <style:style style:name="g" style:family="text" style:parent-style-name="Standard" style:display-name="g">
      <style:text-properties fo:color="#008000"/>
    </style:style>
    <style:style style:name="pb" style:parent-style-name="Standard" style:family="paragraph" style:display-name="pb">
      <style:paragraph-properties fo:break-before="page"/>
    </style:style>
  </office:automatic-styles>
  <office:body>
    <office:text>
      <text:p><text:span text:style-name="b">Bilan du travail sur Wims : </text:span><text:span>feuille n°28 (DMW fonctions)</text:span></text:p>
      <text:p/>
      <text:p><text:span text:style-name="b">Élève : </text:span><text:span>Amir Aboubacar</text:span></text:p>
      <text:p/>
      <text:p><text:span text:style-name="b">Note : </text:span><text:span>0 / 10</text:span></text:p>
      <text:p/>
      <text:p><text:span text:style-name="b">Durée approximative de travail : </text:span><text:span>0 h 0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Mohamed ACHOUR</text:span></text:p>
      <text:p/>
      <text:p><text:span text:style-name="b">Note : </text:span><text:span>0 / 10</text:span></text:p>
      <text:p/>
      <text:p><text:span text:style-name="b">Durée approximative de travail : </text:span><text:span>0 h 2 min (sans doute plus que 0 h 2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1/12/2019 à partir de 21:48:40 :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/text:p>
      <text:p><text:span text:style-name="b">Exercice n° : 2</text:span></text:p>
      <text:p><text:span>le 11/12/2019 à partir de 21:49:31 : </text:span><text:span text:style-name="r"> ·</text:span><text:span text:style-name="r">10 </text:span><text:span text:style-name="r"> -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Nancy ISSA</text:span></text:p>
      <text:p/>
      <text:p><text:span text:style-name="b">Note : </text:span><text:span>0 / 10</text:span></text:p>
      <text:p/>
      <text:p><text:span text:style-name="b">Durée approximative de travail : </text:span><text:span>0 h 21 min (sans doute plus que 0 h 12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2/12/2019 à partir de 18:39:44 :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 ·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-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/text:p>
      <text:p><text:span text:style-name="b">Exercice n° : 2</text:span></text:p>
      <text:p><text:span>le 12/12/2019 à partir de 18:48:56 : </text:span><text:span text:style-name="r"> ·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Muhammed KURT</text:span></text:p>
      <text:p/>
      <text:p><text:span text:style-name="b">Note : </text:span><text:span>0 / 10</text:span></text:p>
      <text:p/>
      <text:p><text:span text:style-name="b">Durée approximative de travail : </text:span><text:span>0 h 22 min (sans doute plus que 0 h 11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1/12/2019 à partir de 19:31:00 :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/text:p>
      <text:p><text:span text:style-name="b">Exercice n° : 2</text:span></text:p>
      <text:p><text:span>le 11/12/2019 à partir de 19:34:23 : </text:span><text:span text:style-name="g"> ·</text:span><text:span text:style-name="g">10 </text:span><text:span text:style-name="r"> -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Naila BENHAMAHOUM</text:span></text:p>
      <text:p/>
      <text:p><text:span text:style-name="b">Note : </text:span><text:span>0 / 10</text:span></text:p>
      <text:p/>
      <text:p><text:span text:style-name="b">Durée approximative de travail : </text:span><text:span>0 h 35 min (sans doute plus que 0 h 19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1/12/2019 à partir de 16:54:20 : </text:span><text:span text:style-name="g"> ·</text:span><text:span text:style-name="g">0 </text:span><text:span text:style-name="g"> ·</text:span><text:span text:style-name="g">0 </text:span><text:span text:style-name="g"> ·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/text:p>
      <text:p><text:span>le 11/12/2019 à partir de 17:13:03 :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 ·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/text:p>
      <text:p><text:span text:style-name="b">Exercice n° : 2</text:span></text:p>
      <text:p><text:span>le 11/12/2019 à partir de 16:55:19 : </text:span><text:span text:style-name="g"> ·</text:span><text:span text:style-name="g">0 </text:span><text:span text:style-name="g"> ·</text:span><text:span text:style-name="g">0 </text:span><text:span text:style-name="g"> ·</text:span><text:span text:style-name="g"> ·</text:span><text:span text:style-name="g"> ·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 ·</text:span><text:span text:style-name="g">10 </text:span><text:span text:style-name="g"> ·</text:span><text:span text:style-name="g">1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-</text:span><text:span text:style-name="r">0 </text:span><text:span text:style-name="r"> ·</text:span></text:p>
      <text:p><text:span>le 11/12/2019 à partir de 17:13:20 : </text:span><text:span text:style-name="r"> ·</text:span><text:span text:style-name="r">0 </text:span><text:span text:style-name="r"> ·</text:span><text:span text:style-name="r">10 </text:span><text:span text:style-name="r"> ·</text:span><text:span text:style-name="r"> ·</text:span><text:span text:style-name="r">0 </text:span><text:span text:style-name="r"> -</text:span><text:span text:style-name="r">0 </text:span><text:span text:style-name="r"> ·</text:span><text:span text:style-name="r">0 </text:span><text:span text:style-name="r"> ·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Cyril DA CUNHA</text:span></text:p>
      <text:p/>
      <text:p><text:span text:style-name="b">Note : </text:span><text:span>0 / 10</text:span></text:p>
      <text:p/>
      <text:p><text:span text:style-name="b">Durée approximative de travail : </text:span><text:span>2 h 1 min (sans doute plus que 1 h 1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1/12/2019 à partir de 20:30:16 :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r"> ·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r"> ·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r"> ·</text:span><text:span text:style-name="r"> ·</text:span><text:span text:style-name="r">0 </text:span><text:span text:style-name="r"> ·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g"> ·</text:span><text:span text:style-name="g">0 </text:span><text:span text:style-name="r"> ·</text:span><text:span text:style-name="g">0 </text:span><text:span text:style-name="r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/text:p>
      <text:p><text:span text:style-name="b">Exercice n° : 2</text:span></text:p>
      <text:p><text:span>le 11/12/2019 à partir de 21:00:27 : </text:span><text:span text:style-name="r"> ·</text:span></text:p>
      <text:p><text:span>le 12/12/2019 à partir de 20:08:03 :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Naziha ADDAD</text:span></text:p>
      <text:p/>
      <text:p><text:span text:style-name="b">Note : </text:span><text:span>0 / 10</text:span></text:p>
      <text:p/>
      <text:p><text:span text:style-name="b">Durée approximative de travail : </text:span><text:span>0 h 0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Dada-Kevin FOGANG</text:span></text:p>
      <text:p/>
      <text:p><text:span text:style-name="b">Note : </text:span><text:span>0 / 10</text:span></text:p>
      <text:p/>
      <text:p><text:span text:style-name="b">Durée approximative de travail : </text:span><text:span>0 h 16 min (sans doute plus que 0 h 11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2/12/2019 à partir de 22:30:49 :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 ·</text:span><text:span text:style-name="r">0 </text:span></text:p>
      <text:p><text:span text:style-name="b">Exercice n° : 2</text:span></text:p>
      <text:p><text:span>le 12/12/2019 à partir de 22:34:12 : </text:span><text:span text:style-name="r"> ·</text:span><text:span text:style-name="r"> ·</text:span><text:span text:style-name="r">0 </text:span><text:span text:style-name="r"> -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 ·</text:span><text:span text:style-name="r">0 </text:span><text:span text:style-name="r"> -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Lila GASSI</text:span></text:p>
      <text:p/>
      <text:p><text:span text:style-name="b">Note : </text:span><text:span>0 / 10</text:span></text:p>
      <text:p/>
      <text:p><text:span text:style-name="b">Durée approximative de travail : </text:span><text:span>0 h 24 min (sans doute plus que 0 h 18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2/12/2019 à partir de 18:34:28 :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/text:p>
      <text:p><text:span text:style-name="b">Exercice n° : 2</text:span></text:p>
      <text:p><text:span>le 12/12/2019 à partir de 18:35:06 :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Mher BAGHDASARYAN</text:span></text:p>
      <text:p/>
      <text:p><text:span text:style-name="b">Note : </text:span><text:span>0 / 10</text:span></text:p>
      <text:p/>
      <text:p><text:span text:style-name="b">Durée approximative de travail : </text:span><text:span>0 h 10 min (sans doute plus que 0 h 4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2/12/2019 à partir de 20:12:51 :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r"> ·</text:span><text:span text:style-name="r">10 </text:span></text:p>
      <text:p><text:span text:style-name="b">Exercice n° : 2</text:span></text:p>
      <text:p><text:span>le 12/12/2019 à partir de 20:20:38 : </text:span><text:span text:style-name="g"> ·</text:span><text:span text:style-name="g">10 </text:span><text:span text:style-name="g"> ·</text:span><text:span text:style-name="g">10 </text:span><text:span text:style-name="g"> ·</text:span><text:span text:style-name="g"> ·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Yasmine LECHANI</text:span></text:p>
      <text:p/>
      <text:p><text:span text:style-name="b">Note : </text:span><text:span>0 / 10</text:span></text:p>
      <text:p/>
      <text:p><text:span text:style-name="b">Durée approximative de travail : </text:span><text:span>0 h 2 min (sans doute plus que 0 h 2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5/12/2019 à partir de 22:28:09 :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/text:p>
      <text:p><text:span text:style-name="b">Exercice n° : 2</text:span></text:p>
      <text:p><text:span>le 15/12/2019 à partir de 22:30:45 :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Mélissa ILLOUL</text:span></text:p>
      <text:p/>
      <text:p><text:span text:style-name="b">Note : </text:span><text:span>0 / 10</text:span></text:p>
      <text:p/>
      <text:p><text:span text:style-name="b">Durée approximative de travail : </text:span><text:span>1 h 7 min (sans doute plus que 1 h 7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0/12/2019 à partir de 18:27:22 : </text:span><text:span text:style-name="g"> ·</text:span><text:span text:style-name="g"> –</text:span><text:span text:style-name="g">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Amira MOHAMED</text:span></text:p>
      <text:p/>
      <text:p><text:span text:style-name="b">Note : </text:span><text:span>0 / 10</text:span></text:p>
      <text:p/>
      <text:p><text:span text:style-name="b">Durée approximative de travail : </text:span><text:span>0 h 0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Bouchra BENMESSAOUD</text:span></text:p>
      <text:p/>
      <text:p><text:span text:style-name="b">Note : </text:span><text:span>0 / 10</text:span></text:p>
      <text:p/>
      <text:p><text:span text:style-name="b">Durée approximative de travail : </text:span><text:span>0 h 0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Lyna DAMIS</text:span></text:p>
      <text:p/>
      <text:p><text:span text:style-name="b">Note : </text:span><text:span>0 / 10</text:span></text:p>
      <text:p/>
      <text:p><text:span text:style-name="b">Durée approximative de travail : </text:span><text:span>0 h 0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Inès ILLOUL</text:span></text:p>
      <text:p/>
      <text:p><text:span text:style-name="b">Note : </text:span><text:span>0 / 10</text:span></text:p>
      <text:p/>
      <text:p><text:span text:style-name="b">Durée approximative de travail : </text:span><text:span>0 h 3 min (sans doute plus que 0 h 2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2/12/2019 à partir de 11:53:29 :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/text:p>
      <text:p><text:span text:style-name="b">Exercice n° : 2</text:span></text:p>
      <text:p><text:span>le 12/12/2019 à partir de 11:54:45 : </text:span><text:span text:style-name="r"> ·</text:span><text:span text:style-name="r">0 </text:span><text:span text:style-name="r"> ·</text:span><text:span text:style-name="r">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Sofiane CHAOUCH</text:span></text:p>
      <text:p/>
      <text:p><text:span text:style-name="b">Note : </text:span><text:span>0 / 10</text:span></text:p>
      <text:p/>
      <text:p><text:span text:style-name="b">Durée approximative de travail : </text:span><text:span>0 h 4 min (sans doute plus que 0 h 3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2/12/2019 à partir de 19:46:28 :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/text:p>
      <text:p><text:span text:style-name="b">Exercice n° : 2</text:span></text:p>
      <text:p><text:span>le 12/12/2019 à partir de 19:43:29 : </text:span><text:span text:style-name="r"> -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Assia IDRI</text:span></text:p>
      <text:p/>
      <text:p><text:span text:style-name="b">Note : </text:span><text:span>0 / 10</text:span></text:p>
      <text:p/>
      <text:p><text:span text:style-name="b">Durée approximative de travail : </text:span><text:span>0 h 33 min (sans doute plus que 0 h 24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5/12/2019 à partir de 18:38:30 : </text:span><text:span text:style-name="r"> -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/text:p>
      <text:p><text:span text:style-name="b">Exercice n° : 2</text:span></text:p>
      <text:p><text:span>le 15/12/2019 à partir de 18:42:10 : </text:span><text:span text:style-name="r"> -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Mélissa HADDADOU</text:span></text:p>
      <text:p/>
      <text:p><text:span text:style-name="b">Note : </text:span><text:span>0 / 10</text:span></text:p>
      <text:p/>
      <text:p><text:span text:style-name="b">Durée approximative de travail : </text:span><text:span>0 h 0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Saber TARCHOUNA</text:span></text:p>
      <text:p/>
      <text:p><text:span text:style-name="b">Note : </text:span><text:span>0 / 10</text:span></text:p>
      <text:p/>
      <text:p><text:span text:style-name="b">Durée approximative de travail : </text:span><text:span>0 h 43 min (sans doute plus que 0 h 3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1/12/2019 à partir de 18:00:55 : </text:span><text:span text:style-name="g"> ·</text:span><text:span text:style-name="g">0 </text:span><text:span text:style-name="g"> ·</text:span><text:span text:style-name="g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 ·</text:span><text:span text:style-name="r">0 </text:span><text:span text:style-name="r"> ·</text:span><text:span text:style-name="r">10 </text:span><text:span text:style-name="r"> ·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10 </text:span><text:span text:style-name="r"> ·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 -</text:span><text:span text:style-name="r">0 </text:span><text:span text:style-name="r"> ·</text:span><text:span text:style-name="r">10 </text:span><text:span text:style-name="r"> ·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/text:p>
      <text:p><text:span text:style-name="b">Exercice n° : 2</text:span></text:p>
      <text:p><text:span>le 11/12/2019 à partir de 18:02:03 : </text:span><text:span text:style-name="g"> ·</text:span><text:span text:style-name="g">1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-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Alyssia MENDES DOS SANTOS</text:span></text:p>
      <text:p/>
      <text:p><text:span text:style-name="b">Note : </text:span><text:span>0 / 10</text:span></text:p>
      <text:p/>
      <text:p><text:span text:style-name="b">Durée approximative de travail : </text:span><text:span>0 h 5 min (sans doute plus que 0 h 3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5/12/2019 à partir de 20:02:25 : </text:span><text:span text:style-name="r"> ·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/text:p>
      <text:p><text:span text:style-name="b">Exercice n° : 2</text:span></text:p>
      <text:p><text:span>le 15/12/2019 à partir de 20:03:23 : </text:span><text:span text:style-name="r"> -</text:span><text:span text:style-name="r">10 </text:span><text:span text:style-name="r"> ·</text:span><text:span text:style-name="r">0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Céline CHERADI</text:span></text:p>
      <text:p/>
      <text:p><text:span text:style-name="b">Note : </text:span><text:span>0 / 10</text:span></text:p>
      <text:p/>
      <text:p><text:span text:style-name="b">Durée approximative de travail : </text:span><text:span>0 h 0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Yakine OUSSENI</text:span></text:p>
      <text:p/>
      <text:p><text:span text:style-name="b">Note : </text:span><text:span>0 / 10</text:span></text:p>
      <text:p/>
      <text:p><text:span text:style-name="b">Durée approximative de travail : </text:span><text:span>0 h 6 min (sans doute plus que 0 h 3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5/12/2019 à partir de 19:00:26 :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/text:p>
      <text:p><text:span text:style-name="b">Exercice n° : 2</text:span></text:p>
      <text:p><text:span>le 15/12/2019 à partir de 19:01:27 :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Nouraida MMADI</text:span></text:p>
      <text:p/>
      <text:p><text:span text:style-name="b">Note : </text:span><text:span>0 / 10</text:span></text:p>
      <text:p/>
      <text:p><text:span text:style-name="b">Durée approximative de travail : </text:span><text:span>0 h 9 min (sans doute plus que 0 h 3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1/12/2019 à partir de 18:22:39 : </text:span><text:span text:style-name="g"> ·</text:span><text:span text:style-name="g">0 </text:span><text:span text:style-name="g"> ·</text:span><text:span text:style-name="g"> ·</text:span><text:span text:style-name="g"> ·</text:span><text:span text:style-name="g"> ·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 ·</text:span><text:span text:style-name="g"> ·</text:span><text:span text:style-name="g">0 </text:span><text:span text:style-name="g"> ·</text:span><text:span text:style-name="g"> ·</text:span><text:span text:style-name="g"> ·</text:span><text:span text:style-name="g"> ·</text:span><text:span text:style-name="g"> ·</text:span><text:span text:style-name="g">0 </text:span><text:span text:style-name="g"> ·</text:span><text:span text:style-name="g">10 </text:span><text:span text:style-name="g"> ·</text:span><text:span text:style-name="g">0 </text:span><text:span text:style-name="g"> ·</text:span><text:span text:style-name="g">10 </text:span><text:span text:style-name="r"> ·</text:span><text:span text:style-name="r"> ·</text:span><text:span text:style-name="r"> ·</text:span><text:span text:style-name="r">0 </text:span><text:span text:style-name="r"> ·</text:span><text:span text:style-name="r"> ·</text:span><text:span text:style-name="r"> ·</text:span></text:p>
      <text:p><text:span text:style-name="b">Exercice n° : 2</text:span></text:p>
      <text:p><text:span>le 11/12/2019 à partir de 18:30:20 : </text:span><text:span text:style-name="g"> ·</text:span><text:span text:style-name="g">10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test test</text:span></text:p>
      <text:p/>
      <text:p><text:span text:style-name="b">Note : </text:span><text:span>0 / 10</text:span></text:p>
      <text:p/>
      <text:p><text:span text:style-name="b">Durée approximative de travail : </text:span><text:span>0 h 0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Mohamed BENKHEDDA</text:span></text:p>
      <text:p/>
      <text:p><text:span text:style-name="b">Note : </text:span><text:span>0 / 10</text:span></text:p>
      <text:p/>
      <text:p><text:span text:style-name="b">Durée approximative de travail : </text:span><text:span>0 h 5 min (sans doute plus que 0 h 2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2/12/2019 à partir de 18:27:48 : </text:span><text:span text:style-name="r"> ·</text:span><text:span text:style-name="g"> ·</text:span><text:span text:style-name="g"> ·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/text:p>
      <text:p><text:span text:style-name="b">Exercice n° : 2</text:span></text:p>
      <text:p><text:span>le 12/12/2019 à partir de 18:29:30 :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text:span text:style-name="r">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Djawad ABOUBACAR</text:span></text:p>
      <text:p/>
      <text:p><text:span text:style-name="b">Note : </text:span><text:span>0 / 10</text:span></text:p>
      <text:p/>
      <text:p><text:span text:style-name="b">Durée approximative de travail : </text:span><text:span>0 h 4 min (sans doute plus que 0 h 2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5/12/2019 à partir de 19:16:23 :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10 </text:span><text:span text:style-name="g"> ·</text:span><text:span text:style-name="g">10 </text:span><text:span text:style-name="g"> ·</text:span><text:span text:style-name="g">0 </text:span><text:span text:style-name="r"> ·</text:span><text:span text:style-name="r">10 </text:span></text:p>
      <text:p><text:span text:style-name="b">Exercice n° : 2</text:span></text:p>
      <text:p><text:span>le 15/12/2019 à partir de 19:18:17 :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text:span text:style-name="r"> ·</text:span><text:span text:style-name="r"> ·</text:span><text:span text:style-name="r">0 </text:span><text:span text:style-name="r"> ·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Aicha BERRAI</text:span></text:p>
      <text:p/>
      <text:p><text:span text:style-name="b">Note : </text:span><text:span>0 / 10</text:span></text:p>
      <text:p/>
      <text:p><text:span text:style-name="b">Durée approximative de travail : </text:span><text:span>0 h 1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2/12/2019 à partir de 11:12:53 :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/text:p>
      <text:p><text:span text:style-name="b">Exercice n° : 2</text:span></text:p>
      <text:p><text:span>le 12/12/2019 à partir de 11:13:29 : </text:span><text:span text:style-name="r"> ·</text:span><text:span text:style-name="r">10 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Laura Boughanemi</text:span></text:p>
      <text:p/>
      <text:p><text:span text:style-name="b">Note : </text:span><text:span>0 / 10</text:span></text:p>
      <text:p/>
      <text:p><text:span text:style-name="b">Durée approximative de travail : </text:span><text:span>0 h 4 min (sans doute plus que 0 h 3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5/12/2019 à partir de 17:26:42 : </text:span><text:span text:style-name="r"> ·</text:span><text:span text:style-name="r">0 </text:span><text:span text:style-name="r"> ·</text:span><text:span text:style-name="r">0 </text:span><text:span text:style-name="r"> ·</text:span><text:span text:style-name="r">0 </text:span></text:p>
      <text:p><text:span text:style-name="b">Exercice n° : 2</text:span></text:p>
      <text:p><text:span>le 15/12/2019 à partir de 17:27:24 : </text:span><text:span text:style-name="r"> ·</text:span><text:span text:style-name="r">0 </text:span><text:span text:style-name="r"> ·</text:span><text:span text:style-name="r">0 </text:span><text:span text:style-name="r"> ·</text:span><text:span text:style-name="r">10 </text:span><text:span text:style-name="r"> ·</text:span><text:span text:style-name="r">0 </text:span><text:span text:style-name="r"> ·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Soibaha AHAMADA MADI</text:span></text:p>
      <text:p/>
      <text:p><text:span text:style-name="b">Note : </text:span><text:span>0 / 10</text:span></text:p>
      <text:p/>
      <text:p><text:span text:style-name="b">Durée approximative de travail : </text:span><text:span>0 h 8 min (sans doute plus que 0 h 7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><text:span text:style-name="b">Exercice n° : 1</text:span></text:p>
      <text:p><text:span>le 11/12/2019 à partir de 18:42:10 :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0 </text:span><text:span text:style-name="g"> ·</text:span><text:span text:style-name="g"> ·</text:span></text:p>
      <text:p><text:span text:style-name="b">Exercice n° : 2</text:span></text:p>
      <text:p><text:span>le 11/12/2019 à partir de 18:46:44 :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10 </text:span><text:span text:style-name="r"> ·</text:span><text:span text:style-name="r">10 </text:span><text:span text:style-name="r"> ·</text:span><text:span text:style-name="r">10 </text:span><text:span text:style-name="r"> ·</text:span><text:span text:style-name="r">0 </text:span><text:span text:style-name="r"> ·</text:span><text:span text:style-name="r"> ·</text:span></text:p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Mariem ASSAKKOR</text:span></text:p>
      <text:p/>
      <text:p><text:span text:style-name="b">Note : </text:span><text:span>0 / 10</text:span></text:p>
      <text:p/>
      <text:p><text:span text:style-name="b">Durée approximative de travail : </text:span><text:span>0 h 0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 text:style-name="pb">Second paragraph</text:p>
      <text:p><text:span text:style-name="b">Bilan du travail sur Wims : </text:span><text:span>feuille n°28 (DMW fonctions)</text:span></text:p>
      <text:p/>
      <text:p><text:span text:style-name="b">Élève : </text:span><text:span>Nassuib BACAR</text:span></text:p>
      <text:p/>
      <text:p><text:span text:style-name="b">Note : </text:span><text:span>0 / 10</text:span></text:p>
      <text:p/>
      <text:p><text:span text:style-name="b">Durée approximative de travail : </text:span><text:span>0 h 0 min (sans doute plus que 0 h 0 min)</text:span></text:p>
      <text:p/>
      <text:p>Chaque tiret indique la visualisation d'un nouvel énoncé (un tiret long indique une recherche de plus de 5 minutes et un point une recherche de moins d'une minute).</text:p>
      <text:p>Chaque nombre indique un score obtenu.</text:p>
      <text:p>La <text:span text:style-name="g">couleur verte </text:span><text:span>indique que l'enregistrement des notes est désactivé.</text:span></text:p>
      <text:p>La <text:span text:style-name="r">couleur rouge </text:span><text:span>indique que l'enregistrement des notes est activé.</text:span></text:p>
      <text:p/>
      <text:p text:style-name="pb">Second paragraph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 style:display-name="Standard">
      <style:text-properties fo:font-size="16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